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9.525cm" svg:height="6.223cm" svg:x="5.445cm" svg:y="11.03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4.953cm" svg:height="2.159cm" svg:x="7.223cm" svg:y="14.843cm">
          <text:p text:style-name="P1">Agg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2.54cm" svg:x="11.541cm" svg:y="11.287cm">
          <text:p text:style-name="P1">Sche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21cm" svg:height="1.397cm" svg:x="7.223cm" svg:y="11.414cm">
          <text:p text:style-name="P1">SEL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2.159cm" svg:x="8.493cm" svg:y="12.684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2" draw:text-style-name="P1" xml:id="id2" draw:id="id2" draw:layer="layout" svg:width="6.604cm" svg:height="2.794cm" svg:x="3.794cm" svg:y="6.08cm">
          <text:p text:style-name="P1">Data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8.255cm" svg:height="2.794cm" svg:x="2.905cm" svg:y="19.796cm">
          <text:p text:style-name="P1">Data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.304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794cm" svg:x="1cm" svg:y="1cm">
          <text:p text:style-name="P1">Kafka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826cm" svg:height="2.794cm" svg:x="5.8cm" svg:y="1cm">
          <text:p text:style-name="P1">HBa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794cm" svg:x="10.6cm" svg:y="1cm">
          <text:p text:style-name="P1">Cassandr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794cm" svg:x="15.4cm" svg:y="1cm">
          <text:p text:style-name="P1">File/Oth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8.213cm" svg:y1="3.794cm" svg:x2="7.096cm" svg:y2="6.08cm" draw:start-shape="id1" draw:end-shape="id2" svg:d="m8213 3794c0 1714-1117 572-1117 2286">
          <text:p/>
        </draw:connector>
        <draw:connector draw:style-name="gr4" draw:text-style-name="P1" draw:layer="layout" draw:type="curve" svg:x1="7.096cm" svg:y1="8.874cm" svg:x2="10.208cm" svg:y2="11.033cm" draw:start-shape="id2" draw:end-shape="id3" draw:end-glue-point="5" svg:d="m7096 8874c0 1620 3112 541 3112 2159">
          <text:p text:style-name="P1">Read Records</text:p>
        </draw:connector>
        <draw:connector draw:style-name="gr4" draw:text-style-name="P1" draw:layer="layout" draw:type="curve" svg:x1="9.237cm" svg:y1="17.256cm" svg:x2="7.032cm" svg:y2="19.796cm" draw:start-shape="id3" draw:start-glue-point="7" draw:end-shape="id4" svg:d="m9237 17256c0 1905-2205 635-2205 2540">
          <text:p text:style-name="P1">Aggregated Output</text:p>
        </draw:connector>
        <draw:custom-shape draw:style-name="gr1" draw:text-style-name="P1" xml:id="id5" draw:id="id5" draw:layer="layout" svg:width="19.304cm" svg:height="2.794cm" svg:x="1cm" svg:y="24.1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794cm" svg:x="1cm" svg:y="24.114cm">
          <text:p text:style-name="P1">Kafk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794cm" svg:x="5.8cm" svg:y="24.114cm">
          <text:p text:style-name="P1">HBa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794cm" svg:x="10.6cm" svg:y="24.114cm">
          <text:p text:style-name="P1">Cassandr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794cm" svg:x="15.4cm" svg:y="24.114cm">
          <text:p text:style-name="P1">File/Oth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.032cm" svg:y1="22.59cm" svg:x2="10.652cm" svg:y2="24.114cm" draw:start-shape="id4" draw:end-shape="id5" draw:end-glue-point="0" svg:d="m7032 22590c0 1144 3620 383 3620 1524">
          <text:p/>
        </draw:connector>
      </draw:page>
      <draw:page draw:name="page2" draw:style-name="dp1" draw:master-page-name="Default">
        <draw:custom-shape draw:style-name="gr2" draw:text-style-name="P1" xml:id="id6" draw:id="id6" draw:layer="layout" svg:width="7.747cm" svg:height="3.048cm" svg:x="6.461cm" svg:y="2.143cm">
          <text:p text:style-name="P1">Kafka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6.477cm" svg:height="3.429cm" svg:x="5.318cm" svg:y="23.225cm">
          <text:p text:style-name="P1">H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15cm" svg:height="8.255cm" svg:x="1.635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5.715cm" svg:height="1.393cm" svg:x="3.921cm" svg:y="8.62cm">
          <draw:text-box>
            <text:p>Report Application</text:p>
          </draw:text-box>
        </draw:frame>
        <draw:custom-shape draw:style-name="gr2" draw:text-style-name="P1" xml:id="id7" draw:id="id7" draw:layer="layout" svg:width="5.842cm" svg:height="2.159cm" svg:x="1.77cm" svg:y="12.938cm">
          <text:p text:style-name="P1">Report1 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842cm" svg:height="2.159cm" svg:x="7.87cm" svg:y="12.939cm">
          <text:p text:style-name="P1">Report2 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5.842cm" svg:height="2.159cm" svg:x="13.97cm" svg:y="12.94cm">
          <text:p text:style-name="P1">Report3 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334cm" svg:y1="5.191cm" svg:x2="4.691cm" svg:y2="12.938cm" draw:start-shape="id6" draw:start-glue-point="2" draw:end-shape="id7" svg:d="m10334 5191c0 5809-5643 1936-5643 7747">
          <text:p/>
        </draw:connector>
        <draw:connector draw:style-name="gr3" draw:text-style-name="P1" draw:layer="layout" draw:type="curve" svg:x1="10.334cm" svg:y1="5.191cm" svg:x2="10.791cm" svg:y2="12.939cm" draw:start-shape="id6" draw:end-shape="id8" draw:end-glue-point="0" svg:d="m10334 5191c0 5811 457 1937 457 7748">
          <text:p/>
        </draw:connector>
        <draw:connector draw:style-name="gr3" draw:text-style-name="P1" draw:layer="layout" draw:type="curve" svg:x1="10.334cm" svg:y1="5.191cm" svg:x2="16.891cm" svg:y2="12.94cm" draw:start-shape="id6" draw:end-shape="id9" draw:end-glue-point="0" svg:d="m10334 5191c0 5811 6557 1937 6557 7749">
          <text:p/>
        </draw:connector>
        <draw:connector draw:style-name="gr3" draw:text-style-name="P1" draw:layer="layout" draw:type="curve" svg:x1="16.891cm" svg:y1="15.099cm" svg:x2="8.556cm" svg:y2="23.225cm" draw:start-shape="id9" draw:start-glue-point="2" draw:end-shape="id10" svg:d="m16891 15099c0 6094-8335 2032-8335 8126">
          <text:p/>
        </draw:connector>
        <draw:connector draw:style-name="gr3" draw:text-style-name="P1" draw:layer="layout" draw:type="curve" svg:x1="10.791cm" svg:y1="15.098cm" svg:x2="8.556cm" svg:y2="23.225cm" draw:start-shape="id8" draw:end-shape="id10" draw:end-glue-point="0" svg:d="m10791 15098c0 6094-2235 2031-2235 8127">
          <text:p/>
        </draw:connector>
        <draw:connector draw:style-name="gr3" draw:text-style-name="P1" draw:layer="layout" draw:type="curve" svg:x1="4.691cm" svg:y1="15.097cm" svg:x2="8.556cm" svg:y2="23.225cm" draw:start-shape="id7" draw:end-shape="id10" draw:end-glue-point="0" svg:d="m4691 15097c0 6096 3865 2032 3865 81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09:00:06</meta:creation-date>
    <dc:date>2012-12-04T10:11:42</dc:date>
    <meta:editing-duration>PT13M29S</meta:editing-duration>
    <meta:editing-cycles>3</meta:editing-cycles>
    <meta:generator>LibreOffice/3.6$Linux_X86_64 LibreOffice_project/360m1$Build-2</meta:generator>
    <meta:document-statistic meta:object-count="34"/>
  </office:meta>
</office:document-meta>
</file>